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2cm" svg:y="4.7cm">
          <draw:text-box>
            <text:p><text:span text:style-name="T1">i</text:span></text:p>
          </draw:text-box>
        </draw:frame>
        <draw:frame draw:style-name="gr3" draw:text-style-name="P2" draw:layer="layout" svg:width="14.691cm" svg:height="8.263cm" svg:x="0.009cm" svg:y="1.23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4-02-17T16:31:16.785844030</dc:date>
    <meta:editing-duration>PT5M53S</meta:editing-duration>
    <meta:editing-cycles>26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692cm" svg:height="8.264cm" xlink:href="." xlink:type="simple" chart:class="chart:scatter" chart:style-name="ch1">
        <chart:plot-area chart:style-name="ch2" chart:data-source-has-labels="both" svg:x="0.293cm" svg:y="0.165cm" svg:width="14.106cm" svg:height="7.934cm">
          <chart:coordinate-region svg:x="0.835cm" svg:y="0.364cm" svg:width="13.471cm" svg:height="7.536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